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23.57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4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87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0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1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94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51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0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25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26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02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04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17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1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6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7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2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2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28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40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7]=0)" style:apply-style-name="Cellule_20_grisée" style:base-cell-address="Feuille1.D67"/>
    </style:style>
    <style:style style:name="ce143" style:family="table-cell" style:parent-style-name="Default">
      <style:map style:condition="is-true-formula([.C68]=0)" style:apply-style-name="Cellule_20_grisée" style:base-cell-address="Feuille1.D68"/>
    </style:style>
    <style:style style:name="ce14" style:family="table-cell" style:parent-style-name="Default">
      <style:map style:condition="is-true-formula([.C66]=0)" style:apply-style-name="Cellule_20_grisée" style:base-cell-address="Feuille1.D66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6]=0)" style:apply-style-name="Cellule_20_grisée" style:base-cell-address="Feuille1.E66"/>
    </style:style>
    <style:style style:name="ce165" style:family="table-cell" style:parent-style-name="Default">
      <style:map style:condition="is-true-formula([.C66]=0)" style:apply-style-name="Cellule_20_grisée" style:base-cell-address="Feuille1.E66"/>
    </style:style>
    <style:style style:name="ce17" style:family="table-cell" style:parent-style-name="Default">
      <style:map style:condition="is-true-formula([.C66]=0)" style:apply-style-name="Cellule_20_grisée" style:base-cell-address="Feuille1.E66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10" style:family="table-cell" style:parent-style-name="Default">
      <style:table-cell-properties fo:background-color="transparent" fo:border="none"/>
      <style:map style:condition="is-true-formula([.F51]=&quot;&quot;)" style:apply-style-name="Cellule_20_invalide" style:base-cell-address="Feuille1.F51"/>
    </style:style>
    <style:style style:name="ce215" style:family="table-cell" style:parent-style-name="Default">
      <style:table-cell-properties fo:background-color="transparent" fo:border="none"/>
      <style:map style:condition="is-true-formula([.F52]=&quot;&quot;)" style:apply-style-name="Cellule_20_invalide" style:base-cell-address="Feuille1.F52"/>
    </style:style>
    <style:style style:name="ce199" style:family="table-cell" style:parent-style-name="Default">
      <style:table-cell-properties fo:background-color="#b2b2b2"/>
      <style:map style:condition="is-true-formula([.C66]=0)" style:apply-style-name="Cellule_20_grisée" style:base-cell-address="Feuille1.D66"/>
    </style:style>
    <style:style style:name="ce200" style:family="table-cell" style:parent-style-name="Default">
      <style:map style:condition="is-true-formula([.C66]=0)" style:apply-style-name="Cellule_20_grisée" style:base-cell-address="Feuille1.D6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71]=0)" style:apply-style-name="Cellule_20_grisée" style:base-cell-address="Feuille1.H171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1]=&quot;&quot;)" style:apply-style-name="Cellule_20_invalide" style:base-cell-address="Feuille1.I51"/>
    </style:style>
    <style:style style:name="ce235" style:family="table-cell" style:parent-style-name="Default">
      <style:table-cell-properties fo:background-color="transparent" fo:border="none"/>
      <style:map style:condition="is-true-formula([.I52]=&quot;&quot;)" style:apply-style-name="Cellule_20_invalide" style:base-cell-address="Feuille1.I52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8"/>
    </style:style>
    <style:style style:name="ce118" style:family="table-cell" style:parent-style-name="Default">
      <style:map style:condition="is-true-formula([.J89]=0)" style:apply-style-name="Cellule_20_grisée" style:base-cell-address="Feuille1.K89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1]=&quot;&quot;)" style:apply-style-name="Cellule_20_invalide" style:base-cell-address="Feuille1.L51"/>
    </style:style>
    <style:style style:name="ce245" style:family="table-cell" style:parent-style-name="Default">
      <style:table-cell-properties fo:background-color="transparent" fo:border="none"/>
      <style:map style:condition="is-true-formula([.L52]=&quot;&quot;)" style:apply-style-name="Cellule_20_invalide" style:base-cell-address="Feuille1.L52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8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212" style:family="table-cell" style:parent-style-name="Default"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20" style:family="table-cell" style:parent-style-name="Default"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11" style:family="table-cell" style:parent-style-name="Default">
      <style:map style:condition="is-true-formula([.P72]=0)" style:apply-style-name="Cellule_20_grisée" style:base-cell-address="Feuille1.Q72"/>
      <style:map style:condition="is-true-formula(AND([.P72]&lt;&gt;0;#REF!=&quot;&quot;))" style:apply-style-name="Cellule_20_invalide" style:base-cell-address="Feuille1.Q72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8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9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0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6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0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6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6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7]=0)" style:apply-style-name="Cellule_20_grisée" style:base-cell-address="Feuille1.AH67"/>
      <style:map style:condition="is-true-formula(AND([.AG67]&lt;&gt;0;[.AH67]=&quot;&quot;))" style:apply-style-name="Cellule_20_invalide" style:base-cell-address="Feuille1.AH67"/>
    </style:style>
    <style:style style:name="ce35" style:family="table-cell" style:parent-style-name="Default" style:data-style-name="N0">
      <style:map style:condition="is-true-formula([.AG67]=0)" style:apply-style-name="Cellule_20_grisée" style:base-cell-address="Feuille1.AH67"/>
      <style:map style:condition="is-true-formula(AND([.AG67]&lt;&gt;0;[.AH67]=&quot;&quot;))" style:apply-style-name="Cellule_20_invalide" style:base-cell-address="Feuille1.AH67"/>
    </style:style>
    <style:style style:name="ce36" style:family="table-cell" style:parent-style-name="Default" style:data-style-name="N0">
      <style:map style:condition="is-true-formula(OR([.AG108]=0;[.AG108]=&quot;wakeUp&quot;))" style:apply-style-name="Cellule_20_grisée" style:base-cell-address="Feuille1.AH108"/>
      <style:map style:condition="is-true-formula(AND([.AG108]&lt;&gt;0;[.AH108]=&quot;&quot;))" style:apply-style-name="Cellule_20_invalide" style:base-cell-address="Feuille1.AH108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27" style:family="table-cell" style:parent-style-name="Default" style:data-style-name="N0"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37" style:family="table-cell" style:parent-style-name="Default" style:data-style-name="N0">
      <style:map style:condition="is-true-formula(OR([.AH108]=0;[.AH108]=&quot;wakeUp&quot;))" style:apply-style-name="Cellule_20_grisée" style:base-cell-address="Feuille1.AI108"/>
      <style:map style:condition="is-true-formula(AND([.AH108]&lt;&gt;0;[.AI108]=&quot;&quot;))" style:apply-style-name="Cellule_20_invalide" style:base-cell-address="Feuille1.AI108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38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507" style:family="table-cell" style:parent-style-name="Default">
      <style:table-cell-properties fo:background-color="#b2b2b2"/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470" style:family="table-cell" style:parent-style-name="Default">
      <style:table-cell-properties fo:background-color="#b2b2b2"/>
      <style:map style:condition="is-true-formula([.AI59]=0)" style:apply-style-name="Cellule_20_grisée" style:base-cell-address="Feuille1.AM59"/>
      <style:map style:condition="is-true-formula(AND([.AI59]&lt;&gt;0;[.AM59]=&quot;&quot;))" style:apply-style-name="Cellule_20_invalide" style:base-cell-address="Feuille1.AM59"/>
    </style:style>
    <style:style style:name="ce471" style:family="table-cell" style:parent-style-name="Default">
      <style:table-cell-properties fo:background-color="#b2b2b2"/>
      <style:map style:condition="is-true-formula([.AI64]=0)" style:apply-style-name="Cellule_20_grisée" style:base-cell-address="Feuille1.AM64"/>
      <style:map style:condition="is-true-formula(AND([.AI64]&lt;&gt;0;[.AM64]=&quot;&quot;))" style:apply-style-name="Cellule_20_invalide" style:base-cell-address="Feuille1.AM64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476" style:family="table-cell" style:parent-style-name="Default">
      <style:table-cell-properties fo:background-color="#b2b2b2"/>
      <style:map style:condition="is-true-formula([.AK59]=0)" style:apply-style-name="Cellule_20_grisée" style:base-cell-address="Feuille1.AN59"/>
      <style:map style:condition="is-true-formula(AND([.AK59]&lt;&gt;0;[.AN59]=&quot;&quot;))" style:apply-style-name="Cellule_20_invalide" style:base-cell-address="Feuille1.AN59"/>
    </style:style>
    <style:style style:name="ce480" style:family="table-cell" style:parent-style-name="Default">
      <style:table-cell-properties fo:background-color="#b2b2b2"/>
      <style:map style:condition="is-true-formula([.AK64]=0)" style:apply-style-name="Cellule_20_grisée" style:base-cell-address="Feuille1.AN64"/>
      <style:map style:condition="is-true-formula(AND([.AK64]&lt;&gt;0;[.AN64]=&quot;&quot;))" style:apply-style-name="Cellule_20_invalide" style:base-cell-address="Feuille1.AN64"/>
    </style:style>
    <style:style style:name="ce482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39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7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7"/>
        <table:content-validation table:name="val6" table:condition="of:cell-content-is-in-list(&quot;greater&quot;;&quot;lesser&quot;;&quot;equal&quot;)" table:allow-empty-cell="true" table:display-list="sort-ascending" table:base-cell-address="Feuille1.Q67"/>
        <table:content-validation table:name="val7" table:condition="of:cell-content-is-in-list([$Feuille1.$A$67:$Feuille1.$A$191])" table:allow-empty-cell="true" table:display-list="unsorted" table:base-cell-address="Feuille1.S67"/>
        <table:content-validation table:name="val8" table:condition="of:cell-content-is-in-list([$Feuille1.$A$80:$Feuille1.$A$191])" table:allow-empty-cell="true" table:display-list="unsorted" table:base-cell-address="Feuille1.S67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12" table:default-cell-style-name="ce9"/>
        <table:table-column table:style-name="co20" table:default-cell-style-name="ce34"/>
        <table:table-column table:style-name="co24" table:default-cell-style-name="ce35"/>
        <table:table-column table:style-name="co17" table:default-cell-style-name="ce27"/>
        <table:table-column table:style-name="co25" table:default-cell-style-name="ce38"/>
        <table:table-column table:style-name="co24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6:Feuille1.Q71 Feuille1.T67:Feuille1.T71 Feuille1.Q79:Feuille1.Q83 Feuille1.T79:Feuille1.T83 Feuille1.Q85:Feuille1.Q85 Feuille1.T85:Feuille1.T85 Feuille1.Q87:Feuille1.Q88 Feuille1.T87:Feuille1.T88 Feuille1.Q91:Feuille1.Q91 Feuille1.T91:Feuille1.T91 Feuille1.Q93:Feuille1.Q94 Feuille1.T93:Feuille1.T94 Feuille1.Q97:Feuille1.Q97 Feuille1.T97:Feuille1.T97 Feuille1.Q100:Feuille1.Q106 Feuille1.T100:Feuille1.T106 Feuille1.Q108:Feuille1.Q117 Feuille1.T108:Feuille1.T117 Feuille1.Q119:Feuille1.Q172 Feuille1.T119:Feuille1.T172">
            <calcext:condition calcext:apply-style-name="Cellule grisée" calcext:value="formula-is([.P66]=0)" calcext:base-cell-address="Feuille1.Q66"/>
            <calcext:condition calcext:apply-style-name="Cellule invalide" calcext:value="formula-is(AND([.P66]&lt;&gt;0;#REF!=&quot;&quot;))" calcext:base-cell-address="Feuille1.Q66"/>
          </calcext:conditional-format>
          <calcext:conditional-format calcext:target-range-address="Feuille1.U67:Feuille1.U106 Feuille1.U108:Feuille1.U117 Feuille1.U170:Feuille1.U172 Feuille1.AA67:Feuille1.AA106 Feuille1.AE67:Feuille1.AE106 Feuille1.AE108:Feuille1.AE111 Feuille1.AE113:Feuille1.AE117 Feuille1.AE119:Feuille1.AE172 Feuille1.AC61:Feuille1.AC65 Feuille1.AK67:Feuille1.AK106 Feuille1.AG67:Feuille1.AG106 Feuille1.AK108:Feuille1.AK117 Feuille1.AG112:Feuille1.AG117 Feuille1.AG119:Feuille1.AG172 Feuille1.AK119:Feuille1.AK172 Feuille1.AG108:Feuille1.AG110 Feuille1.C71:Feuille1.C78 Feuille1.F72:Feuille1.F78 Feuille1.I72:Feuille1.I77 Feuille1.L72:Feuille1.L77 Feuille1.U119:Feuille1.U162 Feuille1.AA108:Feuille1.AA117 Feuille1.AA119:Feuille1.AA172 Feuille1.AC42:Feuille1.AC46 Feuille1.AC48:Feuille1.AC51 Feuille1.AC53:Feuille1.AC59">
            <calcext:condition calcext:apply-style-name="Cellule invalide" calcext:value="=&quot;&quot;" calcext:base-cell-address="Feuille1.C42"/>
          </calcext:conditional-format>
          <calcext:conditional-format calcext:target-range-address="Feuille1.AH119:Feuille1.AH172 Feuille1.AH67:Feuille1.AH106 Feuille1.AL67:Feuille1.AL106 Feuille1.AL108:Feuille1.AL117 Feuille1.AH109:Feuille1.AH117 Feuille1.AL119:Feuille1.AL172">
            <calcext:condition calcext:apply-style-name="Cellule grisée" calcext:value="formula-is([.AG67]=0)" calcext:base-cell-address="Feuille1.AH67"/>
            <calcext:condition calcext:apply-style-name="Cellule invalide" calcext:value="formula-is(AND([.AG67]&lt;&gt;0;[.AH67]=&quot;&quot;))" calcext:base-cell-address="Feuille1.AH67"/>
          </calcext:conditional-format>
          <calcext:conditional-format calcext:target-range-address="Feuille1.AM67:Feuille1.AM106 Feuille1.AI67:Feuille1.AI106 Feuille1.AI109:Feuille1.AI117 Feuille1.AM108:Feuille1.AM117 Feuille1.AI119:Feuille1.AI172 Feuille1.AM119:Feuille1.AM172 Feuille1.AM55:Feuille1.AM55">
            <calcext:condition calcext:apply-style-name="Cellule grisée" calcext:value="formula-is([.AF55]=0)" calcext:base-cell-address="Feuille1.AI55"/>
            <calcext:condition calcext:apply-style-name="Cellule invalide" calcext:value="formula-is(AND([.AF55]&lt;&gt;0;[.AI55]=&quot;&quot;))" calcext:base-cell-address="Feuille1.AI55"/>
          </calcext:conditional-format>
          <calcext:conditional-format calcext:target-range-address="Feuille1.AJ108:Feuille1.AJ117 Feuille1.AJ67:Feuille1.AJ106 Feuille1.AN67:Feuille1.AN106 Feuille1.AN108:Feuille1.AN117 Feuille1.AJ119:Feuille1.AJ172 Feuille1.AN119:Feuille1.AN172 Feuille1.AN55:Feuille1.AN55">
            <calcext:condition calcext:apply-style-name="Cellule grisée" calcext:value="formula-is([.AG55]=0)" calcext:base-cell-address="Feuille1.AJ55"/>
            <calcext:condition calcext:apply-style-name="Cellule invalide" calcext:value="formula-is(AND([.AG55]&lt;&gt;0;[.AJ55]=&quot;&quot;))" calcext:base-cell-address="Feuille1.AJ55"/>
          </calcext:conditional-format>
          <calcext:conditional-format calcext:target-range-address="Feuille1.AH108:Feuille1.AH108">
            <calcext:condition calcext:apply-style-name="Cellule grisée" calcext:value="formula-is(OR([.AG108]=0;[.AG108]=&quot;wakeUp&quot;))" calcext:base-cell-address="Feuille1.AH108"/>
            <calcext:condition calcext:apply-style-name="Cellule invalide" calcext:value="formula-is(AND([.AG108]&lt;&gt;0;[.AH108]=&quot;&quot;))" calcext:base-cell-address="Feuille1.AH108"/>
          </calcext:conditional-format>
          <calcext:conditional-format calcext:target-range-address="Feuille1.AI108:Feuille1.AI108">
            <calcext:condition calcext:apply-style-name="Cellule grisée" calcext:value="formula-is(OR([.AH108]=0;[.AH108]=&quot;wakeUp&quot;))" calcext:base-cell-address="Feuille1.AI108"/>
            <calcext:condition calcext:apply-style-name="Cellule invalide" calcext:value="formula-is(AND([.AH108]&lt;&gt;0;[.AI108]=&quot;&quot;))" calcext:base-cell-address="Feuille1.AI108"/>
          </calcext:conditional-format>
          <calcext:conditional-format calcext:target-range-address="Feuille1.I66:Feuille1.I71 Feuille1.L66:Feuille1.L71 Feuille1.AF67:Feuille1.AF106 Feuille1.C66:Feuille1.C70 Feuille1.F66:Feuille1.F71 Feuille1.R84:Feuille1.R84 Feuille1.R86:Feuille1.R86 Feuille1.R92:Feuille1.R92 Feuille1.O95:Feuille1.O96 Feuille1.R95:Feuille1.R96 Feuille1.C79:Feuille1.C106 Feuille1.F79:Feuille1.F106 Feuille1.I79:Feuille1.I106 Feuille1.L79:Feuille1.L106 Feuille1.F108:Feuille1.F117 Feuille1.I108:Feuille1.I117 Feuille1.L108:Feuille1.L117 Feuille1.AF108:Feuille1.AF117 Feuille1.C108:Feuille1.C117 Feuille1.I119:Feuille1.I172 Feuille1.L119:Feuille1.L172 Feuille1.AF119:Feuille1.AF172 Feuille1.C119:Feuille1.C172 Feuille1.F119:Feuille1.F172 Feuille1.O92:Feuille1.O92 Feuille1.O98:Feuille1.O99 Feuille1.R98:Feuille1.R99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2:Feuille1.Q78 Feuille1.T72:Feuille1.T78 Feuille1.Q84:Feuille1.Q84 Feuille1.Q86:Feuille1.Q86 Feuille1.Q89:Feuille1.Q90 Feuille1.T89:Feuille1.T90">
            <calcext:condition calcext:apply-style-name="Cellule grisée" calcext:value="formula-is([.P72]=0)" calcext:base-cell-address="Feuille1.Q72"/>
            <calcext:condition calcext:apply-style-name="Cellule invalide" calcext:value="formula-is(AND([.P72]&lt;&gt;0;#REF!=&quot;&quot;))" calcext:base-cell-address="Feuille1.Q72"/>
          </calcext:conditional-format>
          <calcext:conditional-format calcext:target-range-address="Feuille1.G66:Feuille1.G70 Feuille1.D69:Feuille1.D106 Feuille1.G71:Feuille1.H76 Feuille1.J66:Feuille1.K76 Feuille1.M66:Feuille1.N76 Feuille1.G77:Feuille1.G88 Feuille1.J77:Feuille1.J78 Feuille1.M77:Feuille1.M78 Feuille1.J84:Feuille1.J84 Feuille1.M84:Feuille1.M84 Feuille1.J86:Feuille1.J86 Feuille1.M86:Feuille1.M86 Feuille1.G89:Feuille1.H90 Feuille1.M87:Feuille1.N91 Feuille1.G91:Feuille1.G99 Feuille1.J92:Feuille1.J92 Feuille1.M92:Feuille1.M92 Feuille1.P92:Feuille1.P92 Feuille1.J95:Feuille1.J96 Feuille1.M95:Feuille1.M96 Feuille1.P95:Feuille1.P96 Feuille1.S95:Feuille1.S96 Feuille1.J98:Feuille1.J99 Feuille1.M98:Feuille1.M99 Feuille1.P98:Feuille1.P99 Feuille1.S98:Feuille1.S99 Feuille1.G101:Feuille1.G103 Feuille1.G104:Feuille1.H106 Feuille1.D108:Feuille1.D117 Feuille1.G117:Feuille1.G117 Feuille1.G125:Feuille1.G159 Feuille1.D119:Feuille1.D172 Feuille1.G168:Feuille1.G168 Feuille1.G170:Feuille1.G172 Feuille1.P66:Feuille1.P76 Feuille1.S67:Feuille1.S76 Feuille1.J79:Feuille1.K83 Feuille1.M79:Feuille1.N83 Feuille1.P79:Feuille1.P83 Feuille1.S79:Feuille1.S83 Feuille1.S84:Feuille1.S84 Feuille1.J85:Feuille1.K85 Feuille1.M85:Feuille1.N85 Feuille1.P85:Feuille1.P85 Feuille1.S85:Feuille1.S85 Feuille1.S86:Feuille1.S86 Feuille1.J87:Feuille1.J91 Feuille1.P87:Feuille1.P91 Feuille1.S87:Feuille1.S91 Feuille1.S92:Feuille1.S92 Feuille1.J93:Feuille1.K94 Feuille1.M93:Feuille1.N94 Feuille1.P93:Feuille1.P94 Feuille1.S93:Feuille1.S94 Feuille1.J97:Feuille1.K97 Feuille1.M97:Feuille1.N97 Feuille1.P97:Feuille1.P97 Feuille1.S97:Feuille1.S97 Feuille1.G100:Feuille1.H100 Feuille1.J100:Feuille1.K106 Feuille1.M100:Feuille1.N106 Feuille1.P100:Feuille1.P106 Feuille1.S100:Feuille1.S106 Feuille1.G108:Feuille1.H116 Feuille1.J108:Feuille1.K117 Feuille1.M108:Feuille1.N117 Feuille1.P108:Feuille1.P117 Feuille1.S108:Feuille1.S117 Feuille1.G119:Feuille1.H124 Feuille1.J119:Feuille1.K172 Feuille1.M119:Feuille1.N172 Feuille1.P119:Feuille1.P172 Feuille1.S119:Feuille1.S172 Feuille1.G160:Feuille1.H167 Feuille1.G169:Feuille1.H169 Feuille1.K87:Feuille1.K88 Feuille1.K90:Feuille1.K91">
            <calcext:condition calcext:apply-style-name="Cellule grisée" calcext:value="formula-is([.C66]=0)" calcext:base-cell-address="Feuille1.D66"/>
          </calcext:conditional-format>
          <calcext:conditional-format calcext:target-range-address="Feuille1.E66:Feuille1.E88 Feuille1.Q92:Feuille1.Q92 Feuille1.E91:Feuille1.E106 Feuille1.H95:Feuille1.H96 Feuille1.K95:Feuille1.K96 Feuille1.E108:Feuille1.E117 Feuille1.H125:Feuille1.H159 Feuille1.E119:Feuille1.E172 Feuille1.H168:Feuille1.H168 Feuille1.H77:Feuille1.H78 Feuille1.K77:Feuille1.K78 Feuille1.N77:Feuille1.N78 Feuille1.P77:Feuille1.P78 Feuille1.S77:Feuille1.S78 Feuille1.T84:Feuille1.T84 Feuille1.T86:Feuille1.T86 Feuille1.H92:Feuille1.H92 Feuille1.K92:Feuille1.K92 Feuille1.N92:Feuille1.N92 Feuille1.T92:Feuille1.T92 Feuille1.N95:Feuille1.N96 Feuille1.Q95:Feuille1.Q96 Feuille1.T95:Feuille1.T96 Feuille1.H98:Feuille1.H99 Feuille1.K98:Feuille1.K99 Feuille1.N98:Feuille1.N99 Feuille1.Q98:Feuille1.Q99 Feuille1.T98:Feuille1.T99 Feuille1.H170:Feuille1.H170">
            <calcext:condition calcext:apply-style-name="Cellule grisée" calcext:value="formula-is([.C66]=0)" calcext:base-cell-address="Feuille1.E66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L78:Feuille1.L78">
            <calcext:condition calcext:apply-style-name="Cellule invalide" calcext:value="=&quot;&quot;" calcext:base-cell-address="Feuille1.L78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9:Feuille1.K89">
            <calcext:condition calcext:apply-style-name="Cellule grisée" calcext:value="formula-is([.J89]=0)" calcext:base-cell-address="Feuille1.K89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U168:Feuille1.U168">
            <calcext:condition calcext:apply-style-name="Cellule invalide" calcext:value="=&quot;&quot;" calcext:base-cell-address="Feuille1.U168"/>
          </calcext:conditional-format>
          <calcext:conditional-format calcext:target-range-address="Feuille1.U169:Feuille1.U169">
            <calcext:condition calcext:apply-style-name="Cellule invalide" calcext:value="=&quot;&quot;" calcext:base-cell-address="Feuille1.U169"/>
          </calcext:conditional-format>
          <calcext:conditional-format calcext:target-range-address="Feuille1.H171:Feuille1.H172">
            <calcext:condition calcext:apply-style-name="Cellule grisée" calcext:value="formula-is([.G171]=0)" calcext:base-cell-address="Feuille1.H171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Q67:Feuille1.Q68 Feuille1.T67:Feuille1.T68">
            <calcext:condition calcext:apply-style-name="Cellule grisée" calcext:value="formula-is([.P67]=0)" calcext:base-cell-address="Feuille1.Q67"/>
            <calcext:condition calcext:apply-style-name="Cellule invalide" calcext:value="formula-is(AND([.P67]&lt;&gt;0;#REF!=&quot;&quot;))" calcext:base-cell-address="Feuille1.Q67"/>
          </calcext:conditional-format>
          <calcext:conditional-format calcext:target-range-address="Feuille1.U67:Feuille1.U68 Feuille1.AE67:Feuille1.AE68 Feuille1.AK67:Feuille1.AK68 Feuille1.AG67:Feuille1.AG68 Feuille1.AA67:Feuille1.AA68">
            <calcext:condition calcext:apply-style-name="Cellule invalide" calcext:value="=&quot;&quot;" calcext:base-cell-address="Feuille1.U67"/>
          </calcext:conditional-format>
          <calcext:conditional-format calcext:target-range-address="Feuille1.AH67:Feuille1.AH68 Feuille1.AL67:Feuille1.AL68">
            <calcext:condition calcext:apply-style-name="Cellule grisée" calcext:value="formula-is([.AG67]=0)" calcext:base-cell-address="Feuille1.AH67"/>
            <calcext:condition calcext:apply-style-name="Cellule invalide" calcext:value="formula-is(AND([.AG67]&lt;&gt;0;[.AH67]=&quot;&quot;))" calcext:base-cell-address="Feuille1.AH67"/>
          </calcext:conditional-format>
          <calcext:conditional-format calcext:target-range-address="Feuille1.AM67:Feuille1.AM68 Feuille1.AI67:Feuille1.AI68">
            <calcext:condition calcext:apply-style-name="Cellule grisée" calcext:value="formula-is([.AF67]=0)" calcext:base-cell-address="Feuille1.AI67"/>
            <calcext:condition calcext:apply-style-name="Cellule invalide" calcext:value="formula-is(AND([.AF67]&lt;&gt;0;[.AI67]=&quot;&quot;))" calcext:base-cell-address="Feuille1.AI67"/>
          </calcext:conditional-format>
          <calcext:conditional-format calcext:target-range-address="Feuille1.AJ67:Feuille1.AJ68 Feuille1.AN67:Feuille1.AN68">
            <calcext:condition calcext:apply-style-name="Cellule grisée" calcext:value="formula-is([.AG67]=0)" calcext:base-cell-address="Feuille1.AJ67"/>
            <calcext:condition calcext:apply-style-name="Cellule invalide" calcext:value="formula-is(AND([.AG67]&lt;&gt;0;[.AJ67]=&quot;&quot;))" calcext:base-cell-address="Feuille1.AJ67"/>
          </calcext:conditional-format>
          <calcext:conditional-format calcext:target-range-address="Feuille1.I67:Feuille1.I68 Feuille1.L67:Feuille1.L68 Feuille1.AF67:Feuille1.AF68 Feuille1.C67:Feuille1.C68 Feuille1.F67:Feuille1.F68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D67:Feuille1.D67 Feuille1.G68:Feuille1.G68 Feuille1.J67:Feuille1.K68 Feuille1.M67:Feuille1.N68 Feuille1.G67:Feuille1.H67 Feuille1.P67:Feuille1.P68 Feuille1.S67:Feuille1.S68">
            <calcext:condition calcext:apply-style-name="Cellule grisée" calcext:value="formula-is([.C67]=0)" calcext:base-cell-address="Feuille1.D67"/>
          </calcext:conditional-format>
          <calcext:conditional-format calcext:target-range-address="Feuille1.D68:Feuille1.D68">
            <calcext:condition calcext:apply-style-name="Cellule grisée" calcext:value="formula-is([.C68]=0)" calcext:base-cell-address="Feuille1.D68"/>
          </calcext:conditional-format>
          <calcext:conditional-format calcext:target-range-address="Feuille1.E67:Feuille1.E68">
            <calcext:condition calcext:apply-style-name="Cellule grisée" calcext:value="formula-is([.C67]=0)" calcext:base-cell-address="Feuille1.E67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M59:Feuille1.AM59">
            <calcext:condition calcext:apply-style-name="Cellule grisée" calcext:value="formula-is([.AI59]=0)" calcext:base-cell-address="Feuille1.AM59"/>
            <calcext:condition calcext:apply-style-name="Cellule invalide" calcext:value="formula-is(AND([.AI59]&lt;&gt;0;[.AM59]=&quot;&quot;))" calcext:base-cell-address="Feuille1.AM59"/>
          </calcext:conditional-format>
          <calcext:conditional-format calcext:target-range-address="Feuille1.AN59:Feuille1.AN59">
            <calcext:condition calcext:apply-style-name="Cellule grisée" calcext:value="formula-is([.AK59]=0)" calcext:base-cell-address="Feuille1.AN59"/>
            <calcext:condition calcext:apply-style-name="Cellule invalide" calcext:value="formula-is(AND([.AK59]&lt;&gt;0;[.AN59]=&quot;&quot;))" calcext:base-cell-address="Feuille1.AN59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4:Feuille1.AM64">
            <calcext:condition calcext:apply-style-name="Cellule grisée" calcext:value="formula-is([.AI64]=0)" calcext:base-cell-address="Feuille1.AM64"/>
            <calcext:condition calcext:apply-style-name="Cellule invalide" calcext:value="formula-is(AND([.AI64]&lt;&gt;0;[.AM64]=&quot;&quot;))" calcext:base-cell-address="Feuille1.AM64"/>
          </calcext:conditional-format>
          <calcext:conditional-format calcext:target-range-address="Feuille1.AN64:Feuille1.AN64">
            <calcext:condition calcext:apply-style-name="Cellule grisée" calcext:value="formula-is([.AK64]=0)" calcext:base-cell-address="Feuille1.AN64"/>
            <calcext:condition calcext:apply-style-name="Cellule invalide" calcext:value="formula-is(AND([.AK64]&lt;&gt;0;[.AN64]=&quot;&quot;))" calcext:base-cell-address="Feuille1.AN64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B61:Feuille1.AB65 Feuille1.AB2:Feuille1.AB2 Feuille1.AB42:Feuille1.AB44 Feuille1.AB46:Feuille1.AB46 Feuille1.AB48:Feuille1.AB51 Feuille1.AB53:Feuille1.AB59">
            <calcext:condition calcext:apply-style-name="Cellule invalide" calcext:value="=&quot;&quot;" calcext:base-cell-address="Feuille1.AB2"/>
          </calcext:conditional-format>
          <calcext:conditional-format calcext:target-range-address="Feuille1.AD53:Feuille1.AD65 Feuille1.AD42:Feuille1.AD46 Feuille1.AD48:Feuille1.AD51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F51:Feuille1.F51">
            <calcext:condition calcext:apply-style-name="Cellule invalide" calcext:value="formula-is([.F51]=&quot;&quot;)" calcext:base-cell-address="Feuille1.F51"/>
          </calcext:conditional-format>
          <calcext:conditional-format calcext:target-range-address="Feuille1.I51:Feuille1.I51">
            <calcext:condition calcext:apply-style-name="Cellule invalide" calcext:value="formula-is([.I51]=&quot;&quot;)" calcext:base-cell-address="Feuille1.I51"/>
          </calcext:conditional-format>
          <calcext:conditional-format calcext:target-range-address="Feuille1.L51:Feuille1.L51">
            <calcext:condition calcext:apply-style-name="Cellule invalide" calcext:value="formula-is([.L51]=&quot;&quot;)" calcext:base-cell-address="Feuille1.L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F52:Feuille1.F52">
            <calcext:condition calcext:apply-style-name="Cellule invalide" calcext:value="formula-is([.F52]=&quot;&quot;)" calcext:base-cell-address="Feuille1.F52"/>
          </calcext:conditional-format>
          <calcext:conditional-format calcext:target-range-address="Feuille1.I52:Feuille1.I52">
            <calcext:condition calcext:apply-style-name="Cellule invalide" calcext:value="formula-is([.I52]=&quot;&quot;)" calcext:base-cell-address="Feuille1.I52"/>
          </calcext:conditional-format>
          <calcext:conditional-format calcext:target-range-address="Feuille1.L52:Feuille1.L52">
            <calcext:condition calcext:apply-style-name="Cellule invalide" calcext:value="formula-is([.L52]=&quot;&quot;)" calcext:base-cell-address="Feuille1.L52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3:23:10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23:23:14.639000000</dc:date>
    <meta:editing-duration>PT17H2M34S</meta:editing-duration>
    <meta:editing-cycles>648</meta:editing-cycles>
    <meta:document-statistic meta:table-count="1" meta:cell-count="4513" meta:object-count="0"/>
  </office:meta>
</office:document-meta>
</file>